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text:list-style style:name="L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 table </text:p>
      <text:p text:style-name="P1"/>
      <text:p text:style-name="P1">Build Phase</text:p>
      <text:p text:style-name="P1"/>
      <text:p text:style-name="P2">Starts from the creation of the main menu box and line diagram.</text:p>
      <text:p text:style-name="P2"/>
      <text:p text:style-name="P2">1).Building main menu including server and client architecture to join and create games. When start game is pressed the main menu canvas disappears. </text:p>
      <text:p text:style-name="P2"/>
      <text:p text:style-name="P2">2).Finish building the object bank. </text:p>
      <text:p text:style-name="P2"/>
      <text:p text:style-name="P2">3).Build map system.</text:p>
      <text:p text:style-name="P2"/>
      <text:p text:style-name="P2">4).Build GUI overlay. </text:p>
      <text:p text:style-name="P2"/>
      <text:p text:style-name="P2">5).Build Player information.</text:p>
      <text:p text:style-name="P2"/>
      <text:p text:style-name="P2">6).Create object draw component.</text:p>
      <text:p text:style-name="P2"/>
      <text:p text:style-name="P2">7).Get the graphics engine to draw a map with the object draw component.</text:p>
      <text:p text:style-name="P2"/>
      <text:p text:style-name="P2">8).Create the intermediate AI. Including the path finding and the movement calculation. </text:p>
      <text:p text:style-name="P2"/>
      <text:p text:style-name="P2">9).Allow for player control of it's units.</text:p>
      <text:p text:style-name="P2"/>
      <text:p text:style-name="P2">10).Allow the player to build building and create units.</text:p>
      <text:p text:style-name="P2"/>
      <text:p text:style-name="P2">11).Create the playerAI with the probability matrix taking in commands. </text:p>
      <text:p text:style-name="P2"/>
      <text:p text:style-name="P2">12).Split the game into a server system and a client system. So that the client can play the game on the server.</text:p>
      <text:p text:style-name="P2"/>
      <text:p text:style-name="P1">Testing Phase </text:p>
      <text:p text:style-name="P1"/>
      <text:p text:style-name="P2">Every step above will have unit tests. </text:p>
      <text:p text:style-name="P2"/>
      <text:p text:style-name="P2">1).Start game and play for 10 minutes. Note down and fix any problems.</text:p>
      <text:p text:style-name="P2"/>
      <text:p text:style-name="P2">2).Play entire game with AI. Note down and fix any problems.</text:p>
      <text:p text:style-name="P2"/>
      <text:p text:style-name="P2">3).Play with multiple players. Note down and fix any problems. </text:p>
      <text:p text:style-name="P2"/>
      <text:p text:style-name="P2">4).Note down improvements and implement them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4-11T11:19:48.94</meta:creation-date>
    <dc:date>2015-04-11T11:31:52.03</dc:date>
    <dc:creator>Harry Martin</dc:creator>
    <meta:editing-duration>PT11M59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79" meta:character-count="1106"/>
  </office:meta>
</office:document-meta>
</file>